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42.546245</text:p>
          </table:table-cell>
          <table:table-cell office:value-type="string">
            <text:p>1.601554</text:p>
          </table:table-cell>
          <table:table-cell office:value-type="string">
            <text:p>Andorra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string">
            <text:p>23.424076</text:p>
          </table:table-cell>
          <table:table-cell office:value-type="string">
            <text:p>53.847818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33.93911</text:p>
          </table:table-cell>
          <table:table-cell office:value-type="string">
            <text:p>67.709953</text:p>
          </table:table-cell>
          <table:table-cell office:value-type="string">
            <text:p>Afghanistan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string">
            <text:p>17.060816</text:p>
          </table:table-cell>
          <table:table-cell office:value-type="string">
            <text:p>-61.796428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18.220554</text:p>
          </table:table-cell>
          <table:table-cell office:value-type="string">
            <text:p>-63.068615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41.153332</text:p>
          </table:table-cell>
          <table:table-cell office:value-type="string">
            <text:p>20.168331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40.069099</text:p>
          </table:table-cell>
          <table:table-cell office:value-type="string">
            <text:p>45.038189</text:p>
          </table:table-cell>
          <table:table-cell office:value-type="string">
            <text:p>Armenia</text:p>
          </table:table-cell>
        </table:table-row>
        <table:table-row table:style-name="ro2">
          <table:table-cell office:value-type="string">
            <text:p>AN</text:p>
          </table:table-cell>
          <table:table-cell office:value-type="string">
            <text:p>12.226079</text:p>
          </table:table-cell>
          <table:table-cell office:value-type="string">
            <text:p>-69.060087</text:p>
          </table:table-cell>
          <table:table-cell office:value-type="string">
            <text:p>Netherlands Antilles</text:p>
          </table:table-cell>
        </table:table-row>
        <table:table-row table:style-name="ro1">
          <table:table-cell office:value-type="string">
            <text:p>AO</text:p>
          </table:table-cell>
          <table:table-cell office:value-type="string">
            <text:p>-11.202692</text:p>
          </table:table-cell>
          <table:table-cell office:value-type="string">
            <text:p>17.873887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AQ</text:p>
          </table:table-cell>
          <table:table-cell office:value-type="string">
            <text:p>-75.250973</text:p>
          </table:table-cell>
          <table:table-cell office:value-type="string">
            <text:p>-0.071389</text:p>
          </table:table-cell>
          <table:table-cell office:value-type="string">
            <text:p>Antarctica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-38.416097</text:p>
          </table:table-cell>
          <table:table-cell office:value-type="string">
            <text:p>-63.616672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-14.270972</text:p>
          </table:table-cell>
          <table:table-cell office:value-type="string">
            <text:p>-170.132217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7.516231</text:p>
          </table:table-cell>
          <table:table-cell office:value-type="string">
            <text:p>14.550072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-25.274398</text:p>
          </table:table-cell>
          <table:table-cell office:value-type="string">
            <text:p>133.775136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12.52111</text:p>
          </table:table-cell>
          <table:table-cell office:value-type="string">
            <text:p>-69.968338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40.143105</text:p>
          </table:table-cell>
          <table:table-cell office:value-type="string">
            <text:p>47.576927</text:p>
          </table:table-cell>
          <table:table-cell office:value-type="string">
            <text:p>Azerbaijan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43.915886</text:p>
          </table:table-cell>
          <table:table-cell office:value-type="string">
            <text:p>17.679076</text:p>
          </table:table-cell>
          <table:table-cell office:value-type="string">
            <text:p>Bosnia and Herzegovina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13.193887</text:p>
          </table:table-cell>
          <table:table-cell office:value-type="string">
            <text:p>-59.543198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23.684994</text:p>
          </table:table-cell>
          <table:table-cell office:value-type="string">
            <text:p>90.356331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50.503887</text:p>
          </table:table-cell>
          <table:table-cell office:value-type="string">
            <text:p>4.469936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12.238333</text:p>
          </table:table-cell>
          <table:table-cell office:value-type="string">
            <text:p>-1.561593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42.733883</text:p>
          </table:table-cell>
          <table:table-cell office:value-type="string">
            <text:p>25.48583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25.930414</text:p>
          </table:table-cell>
          <table:table-cell office:value-type="string">
            <text:p>50.637772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-3.373056</text:p>
          </table:table-cell>
          <table:table-cell office:value-type="string">
            <text:p>29.918886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9.30769</text:p>
          </table:table-cell>
          <table:table-cell office:value-type="string">
            <text:p>2.315834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32.321384</text:p>
          </table:table-cell>
          <table:table-cell office:value-type="string">
            <text:p>-64.75737</text:p>
          </table:table-cell>
          <table:table-cell office:value-type="string">
            <text:p>Bermud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4.535277</text:p>
          </table:table-cell>
          <table:table-cell office:value-type="string">
            <text:p>114.727669</text:p>
          </table:table-cell>
          <table:table-cell office:value-type="string">
            <text:p>Brunei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-16.290154</text:p>
          </table:table-cell>
          <table:table-cell office:value-type="string">
            <text:p>-63.588653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-14.235004</text:p>
          </table:table-cell>
          <table:table-cell office:value-type="string">
            <text:p>-51.92528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25.03428</text:p>
          </table:table-cell>
          <table:table-cell office:value-type="string">
            <text:p>-77.39628</text:p>
          </table:table-cell>
          <table:table-cell office:value-type="string">
            <text:p>Bahamas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27.514162</text:p>
          </table:table-cell>
          <table:table-cell office:value-type="string">
            <text:p>90.433601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-54.423199</text:p>
          </table:table-cell>
          <table:table-cell office:value-type="string">
            <text:p>3.413194</text:p>
          </table:table-cell>
          <table:table-cell office:value-type="string">
            <text:p>Bouvet Island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-22.328474</text:p>
          </table:table-cell>
          <table:table-cell office:value-type="string">
            <text:p>24.684866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53.709807</text:p>
          </table:table-cell>
          <table:table-cell office:value-type="string">
            <text:p>27.953389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17.189877</text:p>
          </table:table-cell>
          <table:table-cell office:value-type="string">
            <text:p>-88.49765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56.130366</text:p>
          </table:table-cell>
          <table:table-cell office:value-type="string">
            <text:p>-106.346771</text:p>
          </table:table-cell>
          <table:table-cell office:value-type="string">
            <text:p>Canada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string">
            <text:p>-12.164165</text:p>
          </table:table-cell>
          <table:table-cell office:value-type="string">
            <text:p>96.870956</text:p>
          </table:table-cell>
          <table:table-cell office:value-type="string">
            <text:p>Cocos [Keeling] Islands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-4.038333</text:p>
          </table:table-cell>
          <table:table-cell office:value-type="string">
            <text:p>21.758664</text:p>
          </table:table-cell>
          <table:table-cell office:value-type="string">
            <text:p>Congo [DRC]</text:p>
          </table:table-cell>
        </table:table-row>
        <table:table-row table:style-name="ro2">
          <table:table-cell office:value-type="string">
            <text:p>CF</text:p>
          </table:table-cell>
          <table:table-cell office:value-type="string">
            <text:p>6.611111</text:p>
          </table:table-cell>
          <table:table-cell office:value-type="string">
            <text:p>20.939444</text:p>
          </table:table-cell>
          <table:table-cell office:value-type="string">
            <text:p>Central African Republic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-0.228021</text:p>
          </table:table-cell>
          <table:table-cell office:value-type="string">
            <text:p>15.827659</text:p>
          </table:table-cell>
          <table:table-cell office:value-type="string">
            <text:p>Congo [Republic]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46.818188</text:p>
          </table:table-cell>
          <table:table-cell office:value-type="string">
            <text:p>8.227512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7.539989</text:p>
          </table:table-cell>
          <table:table-cell office:value-type="string">
            <text:p>-5.54708</text:p>
          </table:table-cell>
          <table:table-cell office:value-type="string">
            <text:p>Côte d'Ivoire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-21.236736</text:p>
          </table:table-cell>
          <table:table-cell office:value-type="string">
            <text:p>-159.777671</text:p>
          </table:table-cell>
          <table:table-cell office:value-type="string">
            <text:p>Cook Islands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-35.675147</text:p>
          </table:table-cell>
          <table:table-cell office:value-type="string">
            <text:p>-71.542969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7.369722</text:p>
          </table:table-cell>
          <table:table-cell office:value-type="string">
            <text:p>12.354722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35.86166</text:p>
          </table:table-cell>
          <table:table-cell office:value-type="string">
            <text:p>104.195397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4.570868</text:p>
          </table:table-cell>
          <table:table-cell office:value-type="string">
            <text:p>-74.297333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9.748917</text:p>
          </table:table-cell>
          <table:table-cell office:value-type="string">
            <text:p>-83.753428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21.521757</text:p>
          </table:table-cell>
          <table:table-cell office:value-type="string">
            <text:p>-77.781167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16.002082</text:p>
          </table:table-cell>
          <table:table-cell office:value-type="string">
            <text:p>-24.013197</text:p>
          </table:table-cell>
          <table:table-cell office:value-type="string">
            <text:p>Cape Verde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-10.447525</text:p>
          </table:table-cell>
          <table:table-cell office:value-type="string">
            <text:p>105.690449</text:p>
          </table:table-cell>
          <table:table-cell office:value-type="string">
            <text:p>Christmas Island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35.126413</text:p>
          </table:table-cell>
          <table:table-cell office:value-type="string">
            <text:p>33.429859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49.817492</text:p>
          </table:table-cell>
          <table:table-cell office:value-type="string">
            <text:p>15.472962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51.165691</text:p>
          </table:table-cell>
          <table:table-cell office:value-type="string">
            <text:p>10.451526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11.825138</text:p>
          </table:table-cell>
          <table:table-cell office:value-type="string">
            <text:p>42.590275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56.26392</text:p>
          </table:table-cell>
          <table:table-cell office:value-type="string">
            <text:p>9.501785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15.414999</text:p>
          </table:table-cell>
          <table:table-cell office:value-type="string">
            <text:p>-61.370976</text:p>
          </table:table-cell>
          <table:table-cell office:value-type="string">
            <text:p>Dominica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18.735693</text:p>
          </table:table-cell>
          <table:table-cell office:value-type="string">
            <text:p>-70.162651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28.033886</text:p>
          </table:table-cell>
          <table:table-cell office:value-type="string">
            <text:p>1.659626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-1.831239</text:p>
          </table:table-cell>
          <table:table-cell office:value-type="string">
            <text:p>-78.183406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58.595272</text:p>
          </table:table-cell>
          <table:table-cell office:value-type="string">
            <text:p>25.013607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26.820553</text:p>
          </table:table-cell>
          <table:table-cell office:value-type="string">
            <text:p>30.802498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24.215527</text:p>
          </table:table-cell>
          <table:table-cell office:value-type="string">
            <text:p>-12.885834</text:p>
          </table:table-cell>
          <table:table-cell office:value-type="string">
            <text:p>Western Sahara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15.179384</text:p>
          </table:table-cell>
          <table:table-cell office:value-type="string">
            <text:p>39.782334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40.463667</text:p>
          </table:table-cell>
          <table:table-cell office:value-type="string">
            <text:p>-3.74922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3" office:value-type="date" office:date-value="145-08-31">
            <text:p>31.08.145</text:p>
          </table:table-cell>
          <table:table-cell office:value-type="string">
            <text:p>40.489673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61.92411</text:p>
          </table:table-cell>
          <table:table-cell office:value-type="string">
            <text:p>25.748151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-16.578193</text:p>
          </table:table-cell>
          <table:table-cell office:value-type="string">
            <text:p>179.414413</text:p>
          </table:table-cell>
          <table:table-cell office:value-type="string">
            <text:p>Fiji</text:p>
          </table:table-cell>
        </table:table-row>
        <table:table-row table:style-name="ro2">
          <table:table-cell office:value-type="string">
            <text:p>FK</text:p>
          </table:table-cell>
          <table:table-cell office:value-type="string">
            <text:p>-51.796253</text:p>
          </table:table-cell>
          <table:table-cell office:value-type="string">
            <text:p>-59.523613</text:p>
          </table:table-cell>
          <table:table-cell office:value-type="string">
            <text:p>Falkland Islands [Islas Malvinas]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7.425554</text:p>
          </table:table-cell>
          <table:table-cell office:value-type="string">
            <text:p>150.550812</text:p>
          </table:table-cell>
          <table:table-cell office:value-type="string">
            <text:p>Micronesia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61.892635</text:p>
          </table:table-cell>
          <table:table-cell office:value-type="string">
            <text:p>-6.911806</text:p>
          </table:table-cell>
          <table:table-cell office:value-type="string">
            <text:p>Faroe Islands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46.227638</text:p>
          </table:table-cell>
          <table:table-cell office:value-type="string">
            <text:p>2.213749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-0.803689</text:p>
          </table:table-cell>
          <table:table-cell office:value-type="string">
            <text:p>11.609444</text:p>
          </table:table-cell>
          <table:table-cell office:value-type="string">
            <text:p>Gabon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55.378051</text:p>
          </table:table-cell>
          <table:table-cell office:value-type="string">
            <text:p>-3.435973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12.262776</text:p>
          </table:table-cell>
          <table:table-cell office:value-type="string">
            <text:p>-61.604171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42.315407</text:p>
          </table:table-cell>
          <table:table-cell office:value-type="string">
            <text:p>43.356892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3.933889</text:p>
          </table:table-cell>
          <table:table-cell office:value-type="string">
            <text:p>-53.125782</text:p>
          </table:table-cell>
          <table:table-cell office:value-type="string">
            <text:p>French Guiana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49.465691</text:p>
          </table:table-cell>
          <table:table-cell office:value-type="string">
            <text:p>-2.585278</text:p>
          </table:table-cell>
          <table:table-cell office:value-type="string">
            <text:p>Guernsey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string">
            <text:p>7.946527</text:p>
          </table:table-cell>
          <table:table-cell office:value-type="string">
            <text:p>-1.023194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36.137741</text:p>
          </table:table-cell>
          <table:table-cell office:value-type="string">
            <text:p>-5.345374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71.706936</text:p>
          </table:table-cell>
          <table:table-cell office:value-type="string">
            <text:p>-42.604303</text:p>
          </table:table-cell>
          <table:table-cell office:value-type="string">
            <text:p>Greenland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13.443182</text:p>
          </table:table-cell>
          <table:table-cell office:value-type="string">
            <text:p>-15.310139</text:p>
          </table:table-cell>
          <table:table-cell office:value-type="string">
            <text:p>Gambia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9.945587</text:p>
          </table:table-cell>
          <table:table-cell office:value-type="string">
            <text:p>-9.696645</text:p>
          </table:table-cell>
          <table:table-cell office:value-type="string">
            <text:p>Guinea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16.995971</text:p>
          </table:table-cell>
          <table:table-cell office:value-type="string">
            <text:p>-62.067641</text:p>
          </table:table-cell>
          <table:table-cell office:value-type="string">
            <text:p>Guadeloupe</text:p>
          </table:table-cell>
        </table:table-row>
        <table:table-row table:style-name="ro1">
          <table:table-cell office:value-type="string">
            <text:p>GQ</text:p>
          </table:table-cell>
          <table:table-cell office:value-type="string">
            <text:p>1.650801</text:p>
          </table:table-cell>
          <table:table-cell office:value-type="string">
            <text:p>10.267895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39.074208</text:p>
          </table:table-cell>
          <table:table-cell office:value-type="string">
            <text:p>21.824312</text:p>
          </table:table-cell>
          <table:table-cell office:value-type="string">
            <text:p>Greece</text:p>
          </table:table-cell>
        </table:table-row>
        <table:table-row table:style-name="ro3">
          <table:table-cell office:value-type="string">
            <text:p>GS</text:p>
          </table:table-cell>
          <table:table-cell office:value-type="string">
            <text:p>-54.429579</text:p>
          </table:table-cell>
          <table:table-cell office:value-type="string">
            <text:p>-36.587909</text:p>
          </table:table-cell>
          <table:table-cell office:value-type="string">
            <text:p>South Georgia and the South Sandwich Islands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string">
            <text:p>15.783471</text:p>
          </table:table-cell>
          <table:table-cell office:value-type="string">
            <text:p>-90.230759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13.444304</text:p>
          </table:table-cell>
          <table:table-cell office:value-type="string">
            <text:p>144.793731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11.803749</text:p>
          </table:table-cell>
          <table:table-cell office:value-type="string">
            <text:p>-15.180413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GY</text:p>
          </table:table-cell>
          <table:table-cell office:value-type="string">
            <text:p>4.860416</text:p>
          </table:table-cell>
          <table:table-cell office:value-type="string">
            <text:p>-58.93018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31.354676</text:p>
          </table:table-cell>
          <table:table-cell office:value-type="string">
            <text:p>34.308825</text:p>
          </table:table-cell>
          <table:table-cell office:value-type="string">
            <text:p>Gaza Strip</text:p>
          </table:table-cell>
        </table:table-row>
        <table:table-row table:style-name="ro1">
          <table:table-cell office:value-type="string">
            <text:p>HK</text:p>
          </table:table-cell>
          <table:table-cell office:value-type="string">
            <text:p>22.396428</text:p>
          </table:table-cell>
          <table:table-cell office:value-type="string">
            <text:p>114.109497</text:p>
          </table:table-cell>
          <table:table-cell office:value-type="string">
            <text:p>Hong Kong</text:p>
          </table:table-cell>
        </table:table-row>
        <table:table-row table:style-name="ro2">
          <table:table-cell office:value-type="string">
            <text:p>HM</text:p>
          </table:table-cell>
          <table:table-cell office:value-type="string">
            <text:p>-53.08181</text:p>
          </table:table-cell>
          <table:table-cell office:value-type="string">
            <text:p>73.504158</text:p>
          </table:table-cell>
          <table:table-cell office:value-type="string">
            <text:p>Heard Island and McDonald Islands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15.199999</text:p>
          </table:table-cell>
          <table:table-cell office:value-type="string">
            <text:p>-86.241905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45.1</text:p>
          </table:table-cell>
          <table:table-cell table:style-name="ce3" office:value-type="date" office:date-value="2017-02-15">
            <text:p>15.02.2017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18.971187</text:p>
          </table:table-cell>
          <table:table-cell office:value-type="string">
            <text:p>-72.285215</text:p>
          </table:table-cell>
          <table:table-cell office:value-type="string">
            <text:p>Haiti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47.162494</text:p>
          </table:table-cell>
          <table:table-cell office:value-type="string">
            <text:p>19.503304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-0.789275</text:p>
          </table:table-cell>
          <table:table-cell office:value-type="string">
            <text:p>113.921327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53.41291</text:p>
          </table:table-cell>
          <table:table-cell office:value-type="string">
            <text:p>-8.24389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31.046051</text:p>
          </table:table-cell>
          <table:table-cell office:value-type="string">
            <text:p>34.851612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54.236107</text:p>
          </table:table-cell>
          <table:table-cell office:value-type="string">
            <text:p>-4.548056</text:p>
          </table:table-cell>
          <table:table-cell office:value-type="string">
            <text:p>Isle of Ma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20.593684</text:p>
          </table:table-cell>
          <table:table-cell office:value-type="string">
            <text:p>78.96288</text:p>
          </table:table-cell>
          <table:table-cell office:value-type="string">
            <text:p>India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-6.343194</text:p>
          </table:table-cell>
          <table:table-cell office:value-type="string">
            <text:p>71.876519</text:p>
          </table:table-cell>
          <table:table-cell office:value-type="string">
            <text:p>British Indian Ocean Territory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33.223191</text:p>
          </table:table-cell>
          <table:table-cell office:value-type="string">
            <text:p>43.679291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string">
            <text:p>32.427908</text:p>
          </table:table-cell>
          <table:table-cell office:value-type="string">
            <text:p>53.688046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64.963051</text:p>
          </table:table-cell>
          <table:table-cell office:value-type="string">
            <text:p>-19.020835</text:p>
          </table:table-cell>
          <table:table-cell office:value-type="string">
            <text:p>Iceland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41.87194</text:p>
          </table:table-cell>
          <table:table-cell office:value-type="string">
            <text:p>12.56738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49.214439</text:p>
          </table:table-cell>
          <table:table-cell office:value-type="string">
            <text:p>-2.13125</text:p>
          </table:table-cell>
          <table:table-cell office:value-type="string">
            <text:p>Jersey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string">
            <text:p>18.109581</text:p>
          </table:table-cell>
          <table:table-cell office:value-type="string">
            <text:p>-77.297508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30.585164</text:p>
          </table:table-cell>
          <table:table-cell office:value-type="string">
            <text:p>36.238414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36.204824</text:p>
          </table:table-cell>
          <table:table-cell office:value-type="string">
            <text:p>138.252924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-0.023559</text:p>
          </table:table-cell>
          <table:table-cell office:value-type="string">
            <text:p>37.906193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41.20438</text:p>
          </table:table-cell>
          <table:table-cell office:value-type="string">
            <text:p>74.766098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12.565679</text:p>
          </table:table-cell>
          <table:table-cell office:value-type="string">
            <text:p>104.990963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-3.370417</text:p>
          </table:table-cell>
          <table:table-cell office:value-type="string">
            <text:p>-168.734039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-11.875001</text:p>
          </table:table-cell>
          <table:table-cell office:value-type="string">
            <text:p>43.872219</text:p>
          </table:table-cell>
          <table:table-cell office:value-type="string">
            <text:p>Comoros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17.357822</text:p>
          </table:table-cell>
          <table:table-cell office:value-type="string">
            <text:p>-62.782998</text:p>
          </table:table-cell>
          <table:table-cell office:value-type="string">
            <text:p>Saint Kitts and Nevis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string">
            <text:p>40.339852</text:p>
          </table:table-cell>
          <table:table-cell office:value-type="string">
            <text:p>127.510093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35.907757</text:p>
          </table:table-cell>
          <table:table-cell office:value-type="string">
            <text:p>127.766922</text:p>
          </table:table-cell>
          <table:table-cell office:value-type="string">
            <text:p>South Korea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29.31166</text:p>
          </table:table-cell>
          <table:table-cell office:value-type="string">
            <text:p>47.481766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19.513469</text:p>
          </table:table-cell>
          <table:table-cell office:value-type="string">
            <text:p>-80.566956</text:p>
          </table:table-cell>
          <table:table-cell office:value-type="string">
            <text:p>Cayman Islands</text:p>
          </table:table-cell>
        </table:table-row>
        <table:table-row table:style-name="ro1">
          <table:table-cell office:value-type="string">
            <text:p>KZ</text:p>
          </table:table-cell>
          <table:table-cell office:value-type="string">
            <text:p>48.019573</text:p>
          </table:table-cell>
          <table:table-cell office:value-type="string">
            <text:p>66.923684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19.85627</text:p>
          </table:table-cell>
          <table:table-cell office:value-type="string">
            <text:p>102.495496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33.854721</text:p>
          </table:table-cell>
          <table:table-cell office:value-type="string">
            <text:p>35.862285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13.909444</text:p>
          </table:table-cell>
          <table:table-cell office:value-type="string">
            <text:p>-60.978893</text:p>
          </table:table-cell>
          <table:table-cell office:value-type="string">
            <text:p>Saint Lucia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47.166</text:p>
          </table:table-cell>
          <table:table-cell office:value-type="string">
            <text:p>9.555373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string">
            <text:p>7.873054</text:p>
          </table:table-cell>
          <table:table-cell office:value-type="string">
            <text:p>80.771797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6.428055</text:p>
          </table:table-cell>
          <table:table-cell office:value-type="string">
            <text:p>-9.429499</text:p>
          </table:table-cell>
          <table:table-cell office:value-type="string">
            <text:p>Liberia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-29.609988</text:p>
          </table:table-cell>
          <table:table-cell office:value-type="string">
            <text:p>28.233608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55.169438</text:p>
          </table:table-cell>
          <table:table-cell office:value-type="string">
            <text:p>23.881275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49.815273</text:p>
          </table:table-cell>
          <table:table-cell office:value-type="string">
            <text:p>6.129583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56.879635</text:p>
          </table:table-cell>
          <table:table-cell office:value-type="string">
            <text:p>24.603189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26.3351</text:p>
          </table:table-cell>
          <table:table-cell office:value-type="string">
            <text:p>17.228331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31.791702</text:p>
          </table:table-cell>
          <table:table-cell office:value-type="string">
            <text:p>-7.09262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43.750298</text:p>
          </table:table-cell>
          <table:table-cell office:value-type="string">
            <text:p>7.412841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47.411631</text:p>
          </table:table-cell>
          <table:table-cell office:value-type="string">
            <text:p>28.369885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42.708678</text:p>
          </table:table-cell>
          <table:table-cell office:value-type="string">
            <text:p>19.37439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-18.766947</text:p>
          </table:table-cell>
          <table:table-cell office:value-type="string">
            <text:p>46.869107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7.131474</text:p>
          </table:table-cell>
          <table:table-cell office:value-type="string">
            <text:p>171.184478</text:p>
          </table:table-cell>
          <table:table-cell office:value-type="string">
            <text:p>Marshall Islands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41.608635</text:p>
          </table:table-cell>
          <table:table-cell office:value-type="string">
            <text:p>21.745275</text:p>
          </table:table-cell>
          <table:table-cell office:value-type="string">
            <text:p>Macedonia [FYROM]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17.570692</text:p>
          </table:table-cell>
          <table:table-cell office:value-type="string">
            <text:p>-3.996166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21.913965</text:p>
          </table:table-cell>
          <table:table-cell office:value-type="string">
            <text:p>95.956223</text:p>
          </table:table-cell>
          <table:table-cell office:value-type="string">
            <text:p>Myanmar [Burma]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46.862496</text:p>
          </table:table-cell>
          <table:table-cell office:value-type="string">
            <text:p>103.846656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22.198745</text:p>
          </table:table-cell>
          <table:table-cell office:value-type="string">
            <text:p>113.543873</text:p>
          </table:table-cell>
          <table:table-cell office:value-type="string">
            <text:p>Macau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17.33083</text:p>
          </table:table-cell>
          <table:table-cell office:value-type="string">
            <text:p>145.38469</text:p>
          </table:table-cell>
          <table:table-cell office:value-type="string">
            <text:p>Northern Mariana Islands</text:p>
          </table:table-cell>
        </table:table-row>
        <table:table-row table:style-name="ro1">
          <table:table-cell office:value-type="string">
            <text:p>MQ</text:p>
          </table:table-cell>
          <table:table-cell office:value-type="string">
            <text:p>14.641528</text:p>
          </table:table-cell>
          <table:table-cell office:value-type="string">
            <text:p>-61.024174</text:p>
          </table:table-cell>
          <table:table-cell office:value-type="string">
            <text:p>Martinique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21.00789</text:p>
          </table:table-cell>
          <table:table-cell office:value-type="string">
            <text:p>-10.940835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16.742498</text:p>
          </table:table-cell>
          <table:table-cell office:value-type="string">
            <text:p>-62.187366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35.937496</text:p>
          </table:table-cell>
          <table:table-cell office:value-type="string">
            <text:p>14.375416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-20.348404</text:p>
          </table:table-cell>
          <table:table-cell office:value-type="string">
            <text:p>57.552152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3.202778</text:p>
          </table:table-cell>
          <table:table-cell office:value-type="string">
            <text:p>73.22068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-13.254308</text:p>
          </table:table-cell>
          <table:table-cell office:value-type="string">
            <text:p>34.301525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23.634501</text:p>
          </table:table-cell>
          <table:table-cell office:value-type="string">
            <text:p>-102.552784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4.210484</text:p>
          </table:table-cell>
          <table:table-cell office:value-type="string">
            <text:p>101.975766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-18.665695</text:p>
          </table:table-cell>
          <table:table-cell office:value-type="string">
            <text:p>35.529562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-22.95764</text:p>
          </table:table-cell>
          <table:table-cell office:value-type="string">
            <text:p>18.49041</text:p>
          </table:table-cell>
          <table:table-cell office:value-type="string">
            <text:p>Namibia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-20.904305</text:p>
          </table:table-cell>
          <table:table-cell office:value-type="string">
            <text:p>165.618042</text:p>
          </table:table-cell>
          <table:table-cell office:value-type="string">
            <text:p>New Caledonia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17.607789</text:p>
          </table:table-cell>
          <table:table-cell office:value-type="string">
            <text:p>8.081666</text:p>
          </table:table-cell>
          <table:table-cell office:value-type="string">
            <text:p>Nig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-29.040835</text:p>
          </table:table-cell>
          <table:table-cell office:value-type="string">
            <text:p>167.954712</text:p>
          </table:table-cell>
          <table:table-cell office:value-type="string">
            <text:p>Norfolk Island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9.081999</text:p>
          </table:table-cell>
          <table:table-cell office:value-type="string">
            <text:p>8.675277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12.865416</text:p>
          </table:table-cell>
          <table:table-cell office:value-type="string">
            <text:p>-85.207229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52.132633</text:p>
          </table:table-cell>
          <table:table-cell office:value-type="string">
            <text:p>5.291266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60.472024</text:p>
          </table:table-cell>
          <table:table-cell office:value-type="string">
            <text:p>8.468946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28.394857</text:p>
          </table:table-cell>
          <table:table-cell office:value-type="string">
            <text:p>84.124008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-0.522778</text:p>
          </table:table-cell>
          <table:table-cell office:value-type="string">
            <text:p>166.931503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-19.054445</text:p>
          </table:table-cell>
          <table:table-cell office:value-type="string">
            <text:p>-169.867233</text:p>
          </table:table-cell>
          <table:table-cell office:value-type="string">
            <text:p>Niue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-40.900557</text:p>
          </table:table-cell>
          <table:table-cell office:value-type="string">
            <text:p>174.885971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21.512583</text:p>
          </table:table-cell>
          <table:table-cell office:value-type="string">
            <text:p>55.923255</text:p>
          </table:table-cell>
          <table:table-cell office:value-type="string">
            <text:p>Oma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8.537981</text:p>
          </table:table-cell>
          <table:table-cell office:value-type="string">
            <text:p>-80.782127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-9.189967</text:p>
          </table:table-cell>
          <table:table-cell office:value-type="string">
            <text:p>-75.015152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-17.679742</text:p>
          </table:table-cell>
          <table:table-cell office:value-type="string">
            <text:p>-149.406843</text:p>
          </table:table-cell>
          <table:table-cell office:value-type="string">
            <text:p>French Polynesia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-6.314993</text:p>
          </table:table-cell>
          <table:table-cell office:value-type="string">
            <text:p>143.95555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12.879721</text:p>
          </table:table-cell>
          <table:table-cell office:value-type="string">
            <text:p>121.774017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30.375321</text:p>
          </table:table-cell>
          <table:table-cell office:value-type="string">
            <text:p>69.345116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51.919438</text:p>
          </table:table-cell>
          <table:table-cell office:value-type="string">
            <text:p>19.145136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PM</text:p>
          </table:table-cell>
          <table:table-cell office:value-type="string">
            <text:p>46.941936</text:p>
          </table:table-cell>
          <table:table-cell office:value-type="string">
            <text:p>-56.27111</text:p>
          </table:table-cell>
          <table:table-cell office:value-type="string">
            <text:p>Saint Pierre and Miquelon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-24.703615</text:p>
          </table:table-cell>
          <table:table-cell office:value-type="string">
            <text:p>-127.439308</text:p>
          </table:table-cell>
          <table:table-cell office:value-type="string">
            <text:p>Pitcairn Islands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18.220833</text:p>
          </table:table-cell>
          <table:table-cell office:value-type="string">
            <text:p>-66.590149</text:p>
          </table:table-cell>
          <table:table-cell office:value-type="string">
            <text:p>Puerto Rico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31.952162</text:p>
          </table:table-cell>
          <table:table-cell office:value-type="string">
            <text:p>35.233154</text:p>
          </table:table-cell>
          <table:table-cell office:value-type="string">
            <text:p>Palestinian Territories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39.399872</text:p>
          </table:table-cell>
          <table:table-cell office:value-type="string">
            <text:p>-8.224454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7.51498</text:p>
          </table:table-cell>
          <table:table-cell office:value-type="string">
            <text:p>134.58252</text:p>
          </table:table-cell>
          <table:table-cell office:value-type="string">
            <text:p>Palau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-23.442503</text:p>
          </table:table-cell>
          <table:table-cell office:value-type="string">
            <text:p>-58.443832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25.354826</text:p>
          </table:table-cell>
          <table:table-cell office:value-type="string">
            <text:p>51.183884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-21.115141</text:p>
          </table:table-cell>
          <table:table-cell office:value-type="string">
            <text:p>55.536384</text:p>
          </table:table-cell>
          <table:table-cell office:value-type="string">
            <text:p>Réunio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45.943161</text:p>
          </table:table-cell>
          <table:table-cell office:value-type="string">
            <text:p>24.96676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44.016521</text:p>
          </table:table-cell>
          <table:table-cell office:value-type="string">
            <text:p>21.005859</text:p>
          </table:table-cell>
          <table:table-cell office:value-type="string">
            <text:p>Serbia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61.52401</text:p>
          </table:table-cell>
          <table:table-cell office:value-type="string">
            <text:p>105.318756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-1.940278</text:p>
          </table:table-cell>
          <table:table-cell office:value-type="string">
            <text:p>29.873888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23.885942</text:p>
          </table:table-cell>
          <table:table-cell office:value-type="string">
            <text:p>45.079162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-9.64571</text:p>
          </table:table-cell>
          <table:table-cell office:value-type="string">
            <text:p>160.156194</text:p>
          </table:table-cell>
          <table:table-cell office:value-type="string">
            <text:p>Solomon Islands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-4.679574</text:p>
          </table:table-cell>
          <table:table-cell office:value-type="string">
            <text:p>55.491977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12.862807</text:p>
          </table:table-cell>
          <table:table-cell office:value-type="string">
            <text:p>30.217636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60.128161</text:p>
          </table:table-cell>
          <table:table-cell office:value-type="string">
            <text:p>18.643501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1.352083</text:p>
          </table:table-cell>
          <table:table-cell office:value-type="string">
            <text:p>103.819836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-24.143474</text:p>
          </table:table-cell>
          <table:table-cell office:value-type="string">
            <text:p>-10.030696</text:p>
          </table:table-cell>
          <table:table-cell office:value-type="string">
            <text:p>Saint Hele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46.151241</text:p>
          </table:table-cell>
          <table:table-cell office:value-type="string">
            <text:p>14.995463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SJ</text:p>
          </table:table-cell>
          <table:table-cell office:value-type="string">
            <text:p>77.553604</text:p>
          </table:table-cell>
          <table:table-cell office:value-type="string">
            <text:p>23.670272</text:p>
          </table:table-cell>
          <table:table-cell office:value-type="string">
            <text:p>Svalbard and Jan May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48.669026</text:p>
          </table:table-cell>
          <table:table-cell office:value-type="string">
            <text:p>19.699024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8.460555</text:p>
          </table:table-cell>
          <table:table-cell office:value-type="string">
            <text:p>-11.779889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43.94236</text:p>
          </table:table-cell>
          <table:table-cell office:value-type="string">
            <text:p>12.457777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14.497401</text:p>
          </table:table-cell>
          <table:table-cell office:value-type="string">
            <text:p>-14.452362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5.152149</text:p>
          </table:table-cell>
          <table:table-cell office:value-type="string">
            <text:p>46.199616</text:p>
          </table:table-cell>
          <table:table-cell office:value-type="string">
            <text:p>Somalia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3.919305</text:p>
          </table:table-cell>
          <table:table-cell office:value-type="string">
            <text:p>-56.027783</text:p>
          </table:table-cell>
          <table:table-cell office:value-type="string">
            <text:p>Suriname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0.18636</text:p>
          </table:table-cell>
          <table:table-cell office:value-type="string">
            <text:p>6.613081</text:p>
          </table:table-cell>
          <table:table-cell office:value-type="string">
            <text:p>São Tomé and Príncipe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13.794185</text:p>
          </table:table-cell>
          <table:table-cell office:value-type="string">
            <text:p>-88.89653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34.802075</text:p>
          </table:table-cell>
          <table:table-cell office:value-type="string">
            <text:p>38.996815</text:p>
          </table:table-cell>
          <table:table-cell office:value-type="string">
            <text:p>Syria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-26.522503</text:p>
          </table:table-cell>
          <table:table-cell office:value-type="string">
            <text:p>31.465866</text:p>
          </table:table-cell>
          <table:table-cell office:value-type="string">
            <text:p>Swaziland</text:p>
          </table:table-cell>
        </table:table-row>
        <table:table-row table:style-name="ro2">
          <table:table-cell office:value-type="string">
            <text:p>TC</text:p>
          </table:table-cell>
          <table:table-cell office:value-type="string">
            <text:p>21.694025</text:p>
          </table:table-cell>
          <table:table-cell office:value-type="string">
            <text:p>-71.797928</text:p>
          </table:table-cell>
          <table:table-cell office:value-type="string">
            <text:p>Turks and Caicos Islands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15.454166</text:p>
          </table:table-cell>
          <table:table-cell office:value-type="string">
            <text:p>18.732207</text:p>
          </table:table-cell>
          <table:table-cell office:value-type="string">
            <text:p>Chad</text:p>
          </table:table-cell>
        </table:table-row>
        <table:table-row table:style-name="ro2">
          <table:table-cell office:value-type="string">
            <text:p>TF</text:p>
          </table:table-cell>
          <table:table-cell office:value-type="string">
            <text:p>-49.280366</text:p>
          </table:table-cell>
          <table:table-cell office:value-type="string">
            <text:p>69.348557</text:p>
          </table:table-cell>
          <table:table-cell office:value-type="string">
            <text:p>French Southern Territories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8.619543</text:p>
          </table:table-cell>
          <table:table-cell office:value-type="string">
            <text:p>0.824782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15.870032</text:p>
          </table:table-cell>
          <table:table-cell office:value-type="string">
            <text:p>100.992541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string">
            <text:p>38.861034</text:p>
          </table:table-cell>
          <table:table-cell office:value-type="string">
            <text:p>71.276093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-8.967363</text:p>
          </table:table-cell>
          <table:table-cell office:value-type="string">
            <text:p>-171.855881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-8.874217</text:p>
          </table:table-cell>
          <table:table-cell office:value-type="string">
            <text:p>125.727539</text:p>
          </table:table-cell>
          <table:table-cell office:value-type="string">
            <text:p>Timor-Leste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38.969719</text:p>
          </table:table-cell>
          <table:table-cell office:value-type="string">
            <text:p>59.556278</text:p>
          </table:table-cell>
          <table:table-cell office:value-type="string">
            <text:p>Turkmenistan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33.886917</text:p>
          </table:table-cell>
          <table:table-cell office:value-type="string">
            <text:p>9.537499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-21.178986</text:p>
          </table:table-cell>
          <table:table-cell office:value-type="string">
            <text:p>-175.198242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38.963745</text:p>
          </table:table-cell>
          <table:table-cell office:value-type="string">
            <text:p>35.243322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string">
            <text:p>10.691803</text:p>
          </table:table-cell>
          <table:table-cell office:value-type="string">
            <text:p>-61.222503</text:p>
          </table:table-cell>
          <table:table-cell office:value-type="string">
            <text:p>Trinidad and Tobago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-7.109535</text:p>
          </table:table-cell>
          <table:table-cell office:value-type="string">
            <text:p>177.64933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23.69781</text:p>
          </table:table-cell>
          <table:table-cell office:value-type="string">
            <text:p>120.960515</text:p>
          </table:table-cell>
          <table:table-cell office:value-type="string">
            <text:p>Taiwan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-6.369028</text:p>
          </table:table-cell>
          <table:table-cell office:value-type="string">
            <text:p>34.888822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string">
            <text:p>48.379433</text:p>
          </table:table-cell>
          <table:table-cell office:value-type="string">
            <text:p>31.16558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1.373333</text:p>
          </table:table-cell>
          <table:table-cell office:value-type="string">
            <text:p>32.290275</text:p>
          </table:table-cell>
          <table:table-cell office:value-type="string">
            <text:p>Uganda</text:p>
          </table:table-cell>
        </table:table-row>
        <table:table-row table:style-name="ro2">
          <table:table-cell office:value-type="string">
            <text:p>UM</text:p>
          </table:table-cell>
          <table:table-cell table:style-name="ce4" table:number-columns-repeated="2"/>
          <table:table-cell office:value-type="string">
            <text:p>U.S. Minor Outlying Islands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37.09024</text:p>
          </table:table-cell>
          <table:table-cell office:value-type="string">
            <text:p>-95.712891</text:p>
          </table:table-cell>
          <table:table-cell office:value-type="string">
            <text:p>United States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string">
            <text:p>-32.522779</text:p>
          </table:table-cell>
          <table:table-cell office:value-type="string">
            <text:p>-55.765835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string">
            <text:p>41.377491</text:p>
          </table:table-cell>
          <table:table-cell office:value-type="string">
            <text:p>64.585262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41.902916</text:p>
          </table:table-cell>
          <table:table-cell office:value-type="string">
            <text:p>12.453389</text:p>
          </table:table-cell>
          <table:table-cell office:value-type="string">
            <text:p>Vatican City</text:p>
          </table:table-cell>
        </table:table-row>
        <table:table-row table:style-name="ro2">
          <table:table-cell office:value-type="string">
            <text:p>VC</text:p>
          </table:table-cell>
          <table:table-cell office:value-type="string">
            <text:p>12.984305</text:p>
          </table:table-cell>
          <table:table-cell office:value-type="string">
            <text:p>-61.287228</text:p>
          </table:table-cell>
          <table:table-cell office:value-type="string">
            <text:p>Saint Vincent and the Grenadines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6.42375</text:p>
          </table:table-cell>
          <table:table-cell office:value-type="string">
            <text:p>-66.58973</text:p>
          </table:table-cell>
          <table:table-cell office:value-type="string">
            <text:p>Venezuela</text:p>
          </table:table-cell>
        </table:table-row>
        <table:table-row table:style-name="ro2">
          <table:table-cell office:value-type="string">
            <text:p>VG</text:p>
          </table:table-cell>
          <table:table-cell office:value-type="string">
            <text:p>18.420695</text:p>
          </table:table-cell>
          <table:table-cell office:value-type="string">
            <text:p>-64.639968</text:p>
          </table:table-cell>
          <table:table-cell office:value-type="string">
            <text:p>British Virgin Islands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18.335765</text:p>
          </table:table-cell>
          <table:table-cell office:value-type="string">
            <text:p>-64.896335</text:p>
          </table:table-cell>
          <table:table-cell office:value-type="string">
            <text:p>U.S. Virgin Islands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14.058324</text:p>
          </table:table-cell>
          <table:table-cell office:value-type="string">
            <text:p>108.277199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-15.376706</text:p>
          </table:table-cell>
          <table:table-cell office:value-type="string">
            <text:p>166.959158</text:p>
          </table:table-cell>
          <table:table-cell office:value-type="string">
            <text:p>Vanuatu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-13.768752</text:p>
          </table:table-cell>
          <table:table-cell office:value-type="string">
            <text:p>-177.156097</text:p>
          </table:table-cell>
          <table:table-cell office:value-type="string">
            <text:p>Wallis and Futuna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-13.759029</text:p>
          </table:table-cell>
          <table:table-cell office:value-type="string">
            <text:p>-172.104629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XK</text:p>
          </table:table-cell>
          <table:table-cell office:value-type="string">
            <text:p>42.602636</text:p>
          </table:table-cell>
          <table:table-cell office:value-type="string">
            <text:p>20.902977</text:p>
          </table:table-cell>
          <table:table-cell office:value-type="string">
            <text:p>Kosovo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string">
            <text:p>15.552727</text:p>
          </table:table-cell>
          <table:table-cell office:value-type="string">
            <text:p>48.516388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-12.8275</text:p>
          </table:table-cell>
          <table:table-cell office:value-type="string">
            <text:p>45.166244</text:p>
          </table:table-cell>
          <table:table-cell office:value-type="string">
            <text:p>Mayott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-30.559482</text:p>
          </table:table-cell>
          <table:table-cell office:value-type="string">
            <text:p>22.937506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-13.133897</text:p>
          </table:table-cell>
          <table:table-cell office:value-type="string">
            <text:p>27.849332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-19.015438</text:p>
          </table:table-cell>
          <table:table-cell office:value-type="string">
            <text:p>29.154857</text:p>
          </table:table-cell>
          <table:table-cell office:value-type="string">
            <text:p>Zimbabwe</text:p>
          </table:table-cell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6.01.2017</text:date>, <text:time>12:46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Smaga</meta:initial-creator>
    <meta:creation-date>2017-01-06T12:43:08.23</meta:creation-date>
    <meta:generator>OpenOffice/4.1.3$Win32 OpenOffice.org_project/413m1$Build-9783</meta:generator>
    <meta:document-statistic meta:table-count="3" meta:cell-count="982" meta:object-count="0"/>
  </office:meta>
</office:document-meta>
</file>